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447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6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3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<text:span text:style-name="T1">C</text:span><text:span text:style-name="T2">HAPTER </text:span><text:span text:style-name="T1">17</text:span></text:p>
      <text:p text:style-name="P3"><text:span text:style-name="T3">M</text:span><text:span text:style-name="T4">ILLI</text:span><text:span text:style-name="T3">M</text:span><text:span text:style-name="T4">OLES, </text:span><text:span text:style-name="T3">M</text:span><text:span text:style-name="T4">ILLI</text:span><text:span text:style-name="T3">E</text:span><text:span text:style-name="T4">QUIVALENTS, </text:span><text:span text:style-name="T3">M</text:span><text:span text:style-name="T4">ILLICURIES, </text:span><text:span text:style-name="T3">I</text:span><text:span text:style-name="T4">NSULIN </text:span><text:span text:style-name="T3">I</text:span><text:span text:style-name="T4">NSULIN</text:span></text:p>
      <text:p text:style-name="P7">Lorem ipsum dolore set a met </text:p>
      <text:p text:style-name="P4">--Lorem Ipsum</text:p>
      <text:p text:style-name="P5"/>
      <text:p text:style-name="P2">Lore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4T19:58:29</meta:creation-date>
    <meta:document-statistic meta:table-count="0" meta:image-count="0" meta:object-count="0" meta:page-count="5" meta:paragraph-count="5" meta:word-count="17" meta:character-count="115"/>
    <dc:date>2011-08-04T20:05:27</dc:date>
    <dc:creator>Sean Parsons</dc:creator>
    <meta:editing-duration>PT6M58S</meta:editing-duration>
    <meta:editing-cycles>1</meta:editing-cycles>
    <meta:generator>LibreOffice/3.3$Linux LibreOffice_project/330m19$Build-301</meta:generator>
  </office:meta>
</office:document-meta>
</file>